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style:font-name="Tempora LGC Uni" fo:font-size="14pt" style:font-size-asian="14pt" style:font-size-complex="14pt"/>
    </style:style>
    <style:style style:name="P2" style:family="paragraph" style:parent-style-name="Standard">
      <style:text-properties style:font-name="Tempora LGC Uni" fo:font-size="14pt" officeooo:rsid="00176f51" officeooo:paragraph-rsid="00176f51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Цели исследования программного кода</text:p>
      <text:p text:style-name="P2"/>
      <text:p text:style-name="P1">1. Основные цели анализа программного кода включают улучшение его читаемости, выявление ошибок, оптимизацию производительности и повышение безопасности.</text:p>
      <text:p text:style-name="P1"/>
      <text:p text:style-name="P1">2. Исследование кода важно, так как позволяет находить и устранять баги, улучшать структуру кода и обеспечивает соблюдение стандартов разработки.</text:p>
      <text:p text:style-name="P1"/>
      <text:p text:style-name="P1">3. Результаты исследования кода могут включать снижение количества ошибок, улучшенную производительность, более высокое качество документации и соответствие стандартам.</text:p>
      <text:p text:style-name="P1"/>
      <text:p text:style-name="P1">4. Исследование кода улучшает качество ПО за счет выявления уязвимостей, обеспечения лучшей архитектуры и упрощения сопровождения.</text:p>
      <text:p text:style-name="P1"/>
      <text:p text:style-name="P1">5. Долгосрочные цели анализа кода могут включать устойчивость кода, его масштабируемость, облегчение будущих изменений и повышения уровня автоматизации.</text:p>
      <text:p text:style-name="P1"/>
      <text:p text:style-name="P1">### Задачи исследования программного кода</text:p>
      <text:p text:style-name="P1"/>
      <text:p text:style-name="P1">6. Задачи статического анализа включают обнаружение синтаксических ошибок, соблюдение стиля кодирования и анализ зависимостей.</text:p>
      <text:p text:style-name="P1"/>
      <text:p text:style-name="P1">7. Динамический анализ решает задачи, связанные с выявлением ошибок во время выполнения, тестированием производительности и оценкой потребления ресурсов.</text:p>
      <text:p text:style-name="P1"/>
      <text:p text:style-name="P1">8. Рефакторинг кода нацелен на улучшение его структуры без изменения функциональности, в то время как тестирование проверяет правильность выполнения кода.</text:p>
      <text:p text:style-name="P1"/>
      <text:p text:style-name="P1">9. При документировании следует учитывать ясность описаний функций и классов, актуальность примеров использования и полное описание интерфейсов.</text:p>
      <text:p text:style-name="P1"/>
      <text:p text:style-name="P1">10. Анализ производительности кода можно провести с помощью профилирования, стресстестирования и мониторинга использования ресурсов в реальном времени.</text:p>
      <text:p text:style-name="P1"/>
      <text:p text:style-name="P1">## Методы исследования программного кода</text:p>
      <text:p text:style-name="P1"/>
      <text:p text:style-name="P1"><text:soft-page-break/>11. Для статического анализа программного кода применяют методы линтинга, типизации, анализа потока данных и проверки стандартов кодирования.</text:p>
      <text:p text:style-name="P1"/>
      <text:p text:style-name="P1">12. Тестирование играет ключевую роль в исследовании ПО, позволяя выявлять ошибки, проверять функциональность и обеспечивать соответствие требований.</text:p>
      <text:p text:style-name="P1"/>
      <text:p text:style-name="P1">13. Инструменты для динамического анализа кода включают профайлеры, отладчики, а также утилиты для тестирования нагрузок и мониторинга производительности.</text:p>
      <text:p text:style-name="P1"/>
      <text:p text:style-name="P1">14. Метод код-ревью подразумевает совместный анализ кода командой, где коллеги могут выявлять ошибки, улучшать структуру и делиться знаниями.</text:p>
      <text:p text:style-name="P1"/>
      <text:p text:style-name="P1">15. Автоматизированные инструменты анализа кода ускоряют процесс, обеспечивают консистентность проверок и снижают вероятность человеческой ошибки.</text:p>
      <text:p text:style-name="P1"/>
      <text:p text:style-name="P1">### Проблемы и вызовы</text:p>
      <text:p text:style-name="P1"/>
      <text:p text:style-name="P1">16. Проблемы при исследовании кода могут включать сложности с пониманием логики, недостаток документации и конфликты в команде.</text:p>
      <text:p text:style-name="P1"/>
      <text:p text:style-name="P1">17. Чтобы справляться с техническим долгом, следует регулярно проводить рефакторинг, улучшать документацию и выделять время на исправление устаревшего кода.</text:p>
      <text:p text:style-name="P1"/>
      <text:p text:style-name="P1">18. Трудности при интерпретации результатов анализа могут быть связаны с ложными срабатываниями и несовпадением с реальными проблемами.</text:p>
      <text:p text:style-name="P1"/>
      <text:p text:style-name="P1">19. Для обеспечения безопасности при исследовании кода важно использовать безопасные среды, шифровать данные и следовать принципам минимальных прав.</text:p>
      <text:p text:style-name="P1"/>
      <text:p text:style-name="P1">20. Учет метрик кода важен для оценки качества, производительности и устойчивости, что помогает принимать обоснованные решения о рефакторинге и оптимизации.</text:p>
      <text:p text:style-name="P1"># Практические аспекты исследования</text:p>
      <text:p text:style-name="P1"/>
      <text:p text:style-name="P1">21. Для стратегии исследования кода нужно определить цели, выбрать подходящие инструменты, организовать командную работу и создать четкий план действий.</text:p>
      <text:p text:style-name="P1"/>
      <text:p text:style-name="P1"><text:soft-page-break/>22. Полезные метрики кода включают количество ошибок, покрытие тестами, сложность, количество строк кода и соотношение комментариев к коду.</text:p>
      <text:p text:style-name="P1"/>
      <text:p text:style-name="P1">23. В Agile-методологиях анализ кода должен быть встроен в регулярные спринты, с акцентом на краткие ревью и быструю обратную связь.</text:p>
      <text:p text:style-name="P1"/>
      <text:p text:style-name="P1">24. Учитывать UX можно через анализ пользовательских сценариев, отзывов и тестов удобства использования, адаптируя код для улучшения его восприятия.</text:p>
      <text:p text:style-name="P1"/>
      <text:p text:style-name="P1">25. Для эффективного исследования кода важны навыки программирования, знакомство с методами тестирования, знание анализа метрик и умение работать в команде.</text:p>
      <text:p text:style-name="P1"/>
      <text:p text:style-name="P1">### Примеры и кейсы</text:p>
      <text:p text:style-name="P1"/>
      <text:p text:style-name="P1">26. Примеры успешного анализа кода включают реформирование проектов с высоким техническим долгом или улучшение производительности.</text:p>
      <text:p text:style-name="P1"/>
      <text:p text:style-name="P1">27. Анализ кода может снизить количество ошибок, повысить качество кода и ускорить процессы разработки.</text:p>
      <text:p text:style-name="P1"/>
      <text:p text:style-name="P1">28. Метод анализа кода стоит применять к унаследованному ПО для выявления проблем, улучшения документации и подготовки к рефакторингу.</text:p>
      <text:p text:style-name="P1"/>
      <text:p text:style-name="P1">29. Применение машинного обучения может улучшить анализ кода через автоматическое выявление паттернов и аномалий.</text:p>
      <text:p text:style-name="P1"/>
      <text:p text:style-name="P1">30. Тенденции в исследовании кода включают автоматизацию процессов, интеграцию AI, акцент на безопасный код и использование DevOps практик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3:42:30.665213950</meta:creation-date>
    <dc:date>2025-06-04T13:58:22.404845377</dc:date>
    <meta:editing-duration>PT15M51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3" meta:paragraph-count="36" meta:word-count="551" meta:character-count="4467" meta:non-whitespace-character-count="3952"/>
  </office:meta>
</office:document-meta>
</file>